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6.75cm" fo:min-width="3.6cm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5.15cm" fo:min-width="6.5cm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5.05cm" fo:min-width="6.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5cm" fo:min-width="3.2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38cm" fo:min-width="1.201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cm" fo:min-width="2.2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5cm" fo:min-width="2.9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5cm" fo:min-width="1.9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2cm" fo:min-width="1.701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cm" fo:min-width="1.7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8.75cm" fo:min-width="27.2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5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289cm"/>
    </style:style>
    <style:style style:name="gr14" style:family="graphic" style:parent-style-name="standard">
      <style:graphic-properties draw:stroke="none" svg:stroke-color="#000000" draw:fill="none" draw:fill-color="#ffffff" fo:min-height="0.3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57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2.106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9cm" fo:min-width="1.7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7cm" svg:x="12.4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5.4cm" svg:x="3cm" svg:y="9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" draw:layer="layout" svg:width="7cm" svg:height="5.3cm" svg:x="3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xml:id="id2" draw:id="id2" draw:layer="layout" svg:width="3.7cm" svg:height="1.1cm" svg:x="3.4cm" svg:y="6.35cm">
          <text:p text:style-name="P2"><text:span text:style-name="T1">Datasource</text:span></text:p>
          <text:p text:style-name="P2"><text:span text:style-name="T1">PdServ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8" draw:id="id8" draw:layer="layout" svg:width="1.7cm" svg:height="1.9cm" svg:x="4.4cm" svg:y="3.4cm">
          <text:p text:style-name="P2"><text:span text:style-name="T1">SH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3" xml:id="id7" draw:id="id7" draw:layer="layout" svg:width="2.7cm" svg:height="1.3cm" svg:x="7.1cm" svg:y="3.7cm">
          <text:p text:style-name="P2"><text:span text:style-name="T1">Control</text:span></text:p>
          <text:p text:style-name="P2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" draw:id="id1" draw:layer="layout" svg:width="3.4cm" svg:height="1.4cm" svg:x="12.8cm" svg:y="6.2cm">
          <text:p text:style-name="P2"><text:span text:style-name="T1">Testmanage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3" draw:id="id3" draw:layer="layout" svg:width="2.4cm" svg:height="1.1cm" svg:x="4.05cm" svg:y="9.65cm">
          <text:p text:style-name="P2"><text:span text:style-name="T1">dlsd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4" draw:id="id4" draw:layer="layout" svg:width="2.2cm" svg:height="1.442cm" svg:x="4.15cm" svg:y="11.1cm">
          <text:p text:style-name="P2"><text:span text:style-name="T1">F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3" xml:id="id6" draw:id="id6" draw:layer="layout" svg:width="3.4cm" svg:height="1.4cm" svg:x="12.8cm" svg:y="9.5cm">
          <text:p text:style-name="P2"><text:span text:style-name="T1">dlsgui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5" draw:id="id5" draw:layer="layout" svg:width="2.2cm" svg:height="1.01cm" svg:x="7.5cm" svg:y="11.316cm">
          <text:p text:style-name="P2"><text:span text:style-name="T1">dls_ctl</text:span></text:p>
          <draw:enhanced-geometry svg:viewBox="0 0 21600 21600" draw:type="rectangle" draw:enhanced-path="M 0 0 L 21600 0 21600 21600 0 21600 0 0 Z N"/>
        </draw:custom-shape>
        <draw:connector draw:style-name="Arrow" draw:layer="layout" svg:x1="12.8cm" svg:y1="6.9cm" svg:x2="7.1cm" svg:y2="6.9cm" draw:start-shape="id1" draw:start-glue-point="3" draw:end-shape="id2" draw:end-glue-point="1" svg:d="M12800 6900h-5700" svg:viewBox="0 0 5701 1">
          <text:p/>
        </draw:connector>
        <draw:connector draw:style-name="Arrow" draw:layer="layout" svg:x1="5.25cm" svg:y1="9.65cm" svg:x2="5.25cm" svg:y2="7.45cm" draw:start-shape="id3" draw:start-glue-point="0" draw:end-shape="id2" draw:end-glue-point="2" svg:d="M5250 9650v-2200" svg:viewBox="0 0 1 2201">
          <text:p/>
        </draw:connector>
        <draw:custom-shape draw:style-name="gr11" draw:text-style-name="P4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6cm" svg:height="1.5cm" svg:x="22.7cm" svg:y="18.5cm">
          <text:p text:style-name="P5"><text:span text:style-name="T2">Testmanager and DLS Architecture</text:span></text:p>
          <text:p text:style-name="P5"><text:span text:style-name="T3">Sebastien BLANCHET</text:span></text:p>
          <text:p text:style-name="P5"><text:span text:style-name="T3">2018-12-12</text:span>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2.081cm" svg:height="1.433cm" svg:x="10.2cm" svg:y="6.4cm">
          <draw:text-box>
            <text:p><text:span text:style-name="T3">2345/TCP</text:span></text:p>
            <text:p><text:span text:style-name="T3">MSR </text:span></text:p>
            <text:p><text:span text:style-name="T3">Protocol</text:span></text:p>
          </draw:text-box>
        </draw:frame>
        <draw:connector draw:style-name="Arrow" draw:layer="layout" svg:x1="6.35cm" svg:y1="11.821cm" svg:x2="7.5cm" svg:y2="11.821cm" draw:start-shape="id4" draw:start-glue-point="8" draw:end-shape="id5" draw:end-glue-point="3" svg:d="M6350 11821h1150" svg:viewBox="0 0 1151 1">
          <text:p/>
        </draw:connector>
        <draw:connector draw:style-name="Arrow" draw:layer="layout" svg:x1="6.45cm" svg:y1="10.2cm" svg:x2="12.8cm" svg:y2="10.2cm" draw:start-shape="id3" draw:start-glue-point="1" draw:end-shape="id6" draw:end-glue-point="3" svg:d="M6450 10200h6350" svg:viewBox="0 0 6351 1">
          <text:p/>
        </draw:connector>
        <draw:connector draw:style-name="Arrow" draw:layer="layout" svg:x1="4.05cm" svg:y1="10.2cm" svg:x2="4.15cm" svg:y2="11.821cm" draw:start-shape="id3" draw:start-glue-point="3" draw:end-shape="id4" draw:end-glue-point="6" svg:d="M4050 10200h-501v1621h601" svg:viewBox="0 0 602 1622">
          <text:p/>
        </draw:connector>
        <draw:frame draw:style-name="gr14" draw:text-style-name="P8" draw:layer="layout" svg:width="5cm" svg:height="0.645cm" svg:x="12.2cm" svg:y="5cm">
          <draw:text-box>
            <text:p><text:span text:style-name="T2"><text:s/></text:span><text:span text:style-name="T2">Viewer-computer</text:span></text:p>
          </draw:text-box>
        </draw:frame>
        <draw:frame draw:style-name="gr14" draw:text-style-name="P8" draw:layer="layout" svg:width="3.8cm" svg:height="0.645cm" svg:x="6.6cm" svg:y="14.035cm">
          <draw:text-box>
            <text:p><text:span text:style-name="T2">Recorder-computer</text:span></text:p>
          </draw:text-box>
        </draw:frame>
        <draw:frame draw:style-name="gr14" draw:text-style-name="P8" draw:layer="layout" svg:width="5cm" svg:height="0.645cm" svg:x="2.9cm" svg:y="2.656cm">
          <draw:text-box>
            <text:p><text:span text:style-name="T2">Controller-computer</text:span></text:p>
          </draw:text-box>
        </draw:frame>
        <draw:connector draw:style-name="Arrow" draw:layer="layout" svg:x1="7.1cm" svg:y1="4.35cm" svg:x2="6.1cm" svg:y2="4.35cm" draw:start-shape="id7" draw:start-glue-point="3" draw:end-shape="id8" draw:end-glue-point="8" svg:d="M7100 4350h-1000" svg:viewBox="0 0 1001 1">
          <text:p/>
        </draw:connector>
        <draw:connector draw:style-name="Arrow" draw:layer="layout" svg:x1="5.25cm" svg:y1="5.3cm" svg:x2="5.25cm" svg:y2="6.35cm" draw:start-shape="id8" draw:start-glue-point="7" draw:end-shape="id2" draw:end-glue-point="0" svg:d="M5250 5300v1050" svg:viewBox="0 0 1 1051">
          <text:p/>
        </draw:connector>
        <draw:frame draw:style-name="gr15" draw:text-style-name="P7" draw:layer="layout" svg:width="4.519cm" svg:height="1.039cm" svg:x="3.201cm" svg:y="8.001cm">
          <draw:text-box>
            <text:p><text:span text:style-name="T3">2345/TCP <text:s text:c="2"/>MSR Protocol</text:span></text:p>
          </draw:text-box>
        </draw:frame>
        <draw:frame draw:style-name="gr16" draw:text-style-name="P7" draw:layer="layout" svg:width="2.606cm" svg:height="1.827cm" svg:x="9.9cm" svg:y="9.7cm">
          <draw:text-box>
            <text:p><text:span text:style-name="T3">53584/TCP</text:span></text:p>
            <text:p><text:span text:style-name="T3">DLS Display </text:span></text:p>
            <text:p><text:span text:style-name="T3">Protocol</text:span></text:p>
          </draw:text-box>
        </draw:frame>
        <draw:custom-shape draw:style-name="gr17" draw:text-style-name="P3" xml:id="id9" draw:id="id9" draw:layer="layout" svg:width="2.2cm" svg:height="1.009cm" svg:x="4.15cm" svg:y="13.442cm">
          <text:p text:style-name="P2"><text:span text:style-name="T1">dls_view</text:span></text:p>
          <draw:enhanced-geometry svg:viewBox="0 0 21600 21600" draw:type="rectangle" draw:enhanced-path="M 0 0 L 21600 0 21600 21600 0 21600 0 0 Z N"/>
        </draw:custom-shape>
        <draw:connector draw:style-name="Arrow" draw:layer="layout" svg:x1="5.25cm" svg:y1="12.542cm" svg:x2="5.25cm" svg:y2="13.442cm" draw:start-shape="id4" draw:start-glue-point="7" draw:end-shape="id9" draw:end-glue-point="0" svg:d="M5250 12542v900" svg:viewBox="0 0 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rrow" style:family="graphic" style:parent-style-name="standard">
      <style:graphic-properties draw:stroke-dash="Dashed_20__28_var_29__20_4" svg:stroke-width="0.028cm" svg:stroke-color="#000000" draw:marker-start="Symmetric_20_Arrow" draw:marker-start-width="0.342cm" draw:marker-end="Symmetric_20_Arrow" draw:marker-end-width="0.342cm" draw:fill="none" draw:fill-gradient-name="Gradient_20_7" draw:fill-hatch-name="Hatching_20_1" draw:fill-image-name="Bitmap_20_1" draw:textarea-vertical-align="middle" fo:padding-top="0.139cm" fo:padding-bottom="0.139cm" fo:padding-left="0.264cm" fo:padding-right="0.264cm"/>
      <style:paragraph-properties fo:text-align="center" style:writing-mode="lr-tb"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14:43:15.317102388</meta:creation-date>
    <dc:date>2018-12-18T16:04:44.637802394</dc:date>
    <meta:editing-duration>PT58M54S</meta:editing-duration>
    <meta:editing-cycles>9</meta:editing-cycles>
    <meta:generator>LibreOffice/5.2.7.2$Linux_X86_64 LibreOffice_project/20m0$Build-2</meta:generator>
    <meta:document-statistic meta:object-count="28"/>
  </office:meta>
</office:document-meta>
</file>